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Small_20_Arrow" draw:marker-end="Small_20_Arrow" draw:fill="none" draw:textarea-vertical-align="middle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141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Line_20_Style_20_9" svg:stroke-width="0.051cm" svg:stroke-color="#999999" draw:marker-start-width="0.355cm" draw:marker-end-width="0.355cm" draw:fill="none" draw:textarea-horizontal-align="justify" draw:textarea-vertical-align="middle" draw:auto-grow-height="false" fo:min-height="2.24cm" fo:min-width="1.6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541cm" fo:min-width="0.456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Line_20_Style_20_9" svg:stroke-width="0.051cm" svg:stroke-color="#999999" draw:marker-start-width="0.355cm" draw:marker-end-width="0.355cm" draw:fill="none" draw:textarea-horizontal-align="justify" draw:textarea-vertical-align="middle" draw:auto-grow-height="false" fo:min-height="2.24cm" fo:min-width="1.657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548cm" fo:min-width="0.45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1.082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svg:stroke-width="0.051cm" svg:stroke-color="#3465a4" draw:marker-start-width="0.355cm" draw:marker-end-width="0.355cm" draw:textarea-horizontal-align="justify" draw:textarea-vertical-align="middle" draw:auto-grow-height="false" fo:min-height="1.226cm" fo:min-width="0.896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cm"/>
    </style:style>
    <style:style style:name="gr13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5.141cm"/>
    </style:style>
    <style:style style:name="gr15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12cm" fo:min-width="7.092cm"/>
    </style:style>
    <style:style style:name="gr16" style:family="graphic" style:parent-style-name="objectwithoutfill">
      <style:graphic-properties svg:stroke-width="0.051cm" svg:stroke-color="#000000" draw:marker-start-width="0.152cm" draw:marker-end-width="0.152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8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579d1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9900"/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P7" style:family="paragraph"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4pt" style:font-size-complex="14pt"/>
    </style:style>
    <style:style style:name="P9" style:family="paragraph">
      <loext:graphic-properties draw:fill="solid" draw:fill-color="#ffffff" draw:opacity="100%"/>
      <style:text-properties fo:font-size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style:font-size-asian="18pt" style:font-size-complex="18pt"/>
    </style:style>
    <style:style style:name="T3" style:family="text">
      <style:text-properties style:text-position="sub 58%"/>
    </style:style>
    <style:style style:name="T4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3.413cm" svg:x2="18.272cm" svg:y2="3.413cm">
          <text:p/>
        </draw:line>
        <draw:custom-shape draw:style-name="gr2" draw:text-style-name="P2" draw:layer="layout" svg:width="1.045cm" svg:height="0.644cm" svg:x="7.042cm" svg:y="4.849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219cm" svg:height="4.064cm" draw:transform="rotate (-1.5707963267949) translate (12.077cm 4.04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422cm" svg:height="1.189cm" svg:x="8.935cm" svg:y="4.489cm">
          <text:p text:style-name="P3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206cm" svg:height="4.064cm" draw:transform="rotate (-1.5707963267949) translate (17.777cm 4.04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1.417cm" svg:height="1.198cm" svg:x="14.633cm" svg:y="4.507cm">
          <text:p text:style-name="P3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176cm" svg:height="0.596cm" svg:x="11.534cm" svg:y="4.873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4.318cm" svg:height="1.064cm" svg:x="7.96cm" svg:y="6.294cm">
          <draw:text-box>
            <text:p text:style-name="P5">C<text:span text:style-name="T2">A</text:span> = 2, T<text:span text:style-name="T3">A</text:span> = 80</text:p>
          </draw:text-box>
        </draw:frame>
        <draw:frame draw:style-name="gr8" draw:text-style-name="P6" draw:layer="layout" svg:width="4.318cm" svg:height="1.064cm" svg:x="13.76cm" svg:y="6.294cm">
          <draw:text-box>
            <text:p text:style-name="P5">C<text:span text:style-name="T2">B</text:span> = 4, T<text:span text:style-name="T3">B</text:span> = 80</text:p>
          </draw:text-box>
        </draw:frame>
        <draw:custom-shape draw:style-name="gr9" draw:text-style-name="P3" draw:layer="layout" svg:width="1.446cm" svg:height="1.526cm" svg:x="12.175cm" svg:y="5.91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9cm" svg:y1="5.917cm" svg:x2="12.9cm" svg:y2="7.443cm">
          <text:p/>
        </draw:line>
        <draw:line draw:style-name="gr10" draw:text-style-name="P1" draw:layer="layout" svg:x1="12.175cm" svg:y1="6.68cm" svg:x2="13.621cm" svg:y2="6.68cm">
          <text:p/>
        </draw:line>
        <draw:custom-shape draw:style-name="gr2" draw:text-style-name="P2" draw:layer="layout" svg:width="1.045cm" svg:height="0.644cm" svg:x="7.055cm" svg:y="12.755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219cm" svg:height="4.064cm" draw:transform="rotate (-1.5707963267949) translate (12.09cm 11.95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.422cm" svg:height="1.189cm" svg:x="8.948cm" svg:y="12.395cm">
          <text:p text:style-name="P3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206cm" svg:height="4.064cm" draw:transform="rotate (-1.5707963267949) translate (17.79cm 11.95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1.417cm" svg:height="1.198cm" svg:x="14.646cm" svg:y="12.413cm">
          <text:p text:style-name="P3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176cm" svg:height="0.596cm" svg:x="11.547cm" svg:y="12.779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4.318cm" svg:height="1.064cm" svg:x="7.773cm" svg:y="14.2cm">
          <draw:text-box>
            <text:p text:style-name="P5">C<text:span text:style-name="T2">A</text:span> = 2, T<text:span text:style-name="T2">A</text:span> = 40</text:p>
          </draw:text-box>
        </draw:frame>
        <draw:frame draw:style-name="gr8" draw:text-style-name="P6" draw:layer="layout" svg:width="4.318cm" svg:height="1.064cm" svg:x="13.773cm" svg:y="14.1cm">
          <draw:text-box>
            <text:p text:style-name="P5">C<text:span text:style-name="T2">B</text:span> = 8, T<text:span text:style-name="T2">B</text:span> = 80</text:p>
          </draw:text-box>
        </draw:frame>
        <draw:custom-shape draw:style-name="gr9" draw:text-style-name="P3" draw:layer="layout" svg:width="1.446cm" svg:height="1.526cm" svg:x="12.188cm" svg:y="13.823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913cm" svg:y1="13.823cm" svg:x2="12.913cm" svg:y2="15.349cm">
          <text:p/>
        </draw:line>
        <draw:line draw:style-name="gr10" draw:text-style-name="P1" draw:layer="layout" svg:x1="12.188cm" svg:y1="14.586cm" svg:x2="13.634cm" svg:y2="14.586cm">
          <text:p/>
        </draw:line>
        <draw:frame draw:style-name="gr11" draw:text-style-name="P6" draw:layer="layout" svg:width="6.59cm" svg:height="0.878cm" svg:x="9.668cm" svg:y="7.458cm">
          <draw:text-box>
            <text:p text:style-name="P5">Buffer-size = 1 message</text:p>
          </draw:text-box>
        </draw:frame>
        <draw:frame draw:style-name="gr12" draw:text-style-name="P6" draw:layer="layout" svg:width="7.887cm" svg:height="1.001cm" svg:x="9.569cm" svg:y="15.358cm">
          <draw:text-box>
            <text:p text:style-name="P5">Buffer-size = 2 messages</text:p>
          </draw:text-box>
        </draw:frame>
        <draw:custom-shape draw:style-name="gr2" draw:text-style-name="P2" draw:layer="layout" svg:width="1.045cm" svg:height="0.644cm" svg:x="17.442cm" svg:y="4.85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045cm" svg:height="0.644cm" svg:x="17.442cm" svg:y="12.751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1" draw:layer="layout" svg:x1="13.053cm" svg:y1="8.493cm" svg:x2="13.053cm" svg:y2="10.992cm">
          <text:p/>
        </draw:line>
        <draw:frame draw:style-name="gr14" draw:text-style-name="P8" draw:layer="layout" svg:width="5.641cm" svg:height="1.778cm" svg:x="7.824cm" svg:y="8.782cm">
          <draw:text-box>
            <text:p text:style-name="P7"><text:span text:style-name="T4">CoPi’s Budget and </text:span></text:p>
            <text:p text:style-name="P7"><text:span text:style-name="T4">Period Adjustment</text:span></text:p>
          </draw:text-box>
        </draw:frame>
        <draw:frame draw:style-name="gr15" draw:text-style-name="P9" draw:layer="layout" svg:width="7.749cm" svg:height="0.962cm" svg:x="8.648cm" svg:y="2.886cm">
          <draw:text-box>
            <text:p text:style-name="P5">Worst-case E2E Delay = 240</text:p>
          </draw:text-box>
        </draw:frame>
        <draw:line draw:style-name="gr16" draw:text-style-name="P1" draw:layer="layout" svg:x1="7.096cm" svg:y1="2.778cm" svg:x2="7.096cm" svg:y2="4.048cm">
          <text:p/>
        </draw:line>
        <draw:line draw:style-name="gr16" draw:text-style-name="P1" draw:layer="layout" svg:x1="18.272cm" svg:y1="2.805cm" svg:x2="18.272cm" svg:y2="4.075cm">
          <text:p/>
        </draw:line>
        <draw:line draw:style-name="gr1" draw:text-style-name="P1" draw:layer="layout" svg:x1="7.096cm" svg:y1="11.514cm" svg:x2="18.272cm" svg:y2="11.514cm">
          <text:p/>
        </draw:line>
        <draw:frame draw:style-name="gr15" draw:text-style-name="P9" draw:layer="layout" svg:width="7.749cm" svg:height="0.962cm" svg:x="8.648cm" svg:y="10.987cm">
          <draw:text-box>
            <text:p text:style-name="P5">Worst-case E2E Delay = 160</text:p>
          </draw:text-box>
        </draw:frame>
        <draw:line draw:style-name="gr16" draw:text-style-name="P1" draw:layer="layout" svg:x1="7.096cm" svg:y1="10.879cm" svg:x2="7.096cm" svg:y2="12.149cm">
          <text:p/>
        </draw:line>
        <draw:line draw:style-name="gr16" draw:text-style-name="P1" draw:layer="layout" svg:x1="18.272cm" svg:y1="10.906cm" svg:x2="18.272cm" svg:y2="12.176cm">
          <text:p/>
        </draw:line>
        <draw:frame draw:style-name="gr17" draw:text-style-name="P8" draw:layer="layout" svg:width="4.985cm" svg:height="1.505cm" svg:x="3.47cm" svg:y="5.653cm">
          <draw:text-box>
            <text:p text:style-name="P7"><text:span text:style-name="T4">Task Periods and </text:span></text:p>
            <text:p text:style-name="P7"><text:span text:style-name="T4">Initial Budg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1:22:19.144392814</meta:creation-date>
    <dc:date>2021-10-22T01:26:16.077552022</dc:date>
    <meta:editing-duration>PT3H13M31S</meta:editing-duration>
    <meta:editing-cycles>33</meta:editing-cycles>
    <meta:generator>LibreOffice/5.1.6.2$Linux_X86_64 LibreOffice_project/10m0$Build-2</meta:generator>
    <meta:document-statistic meta:object-count="37"/>
  </office:meta>
</office:document-meta>
</file>